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19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57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055cm"/>
    </style:style>
    <style:style style:name="co8" style:family="table-column">
      <style:table-column-properties fo:break-before="auto" style:column-width="2.944cm"/>
    </style:style>
    <style:style style:name="co9" style:family="table-column">
      <style:table-column-properties fo:break-before="auto" style:column-width="3.097cm"/>
    </style:style>
    <style:style style:name="co10" style:family="table-column">
      <style:table-column-properties fo:break-before="auto" style:column-width="3.062cm"/>
    </style:style>
    <style:style style:name="co11" style:family="table-column">
      <style:table-column-properties fo:break-before="auto" style:column-width="4.969cm"/>
    </style:style>
    <style:style style:name="co12" style:family="table-column">
      <style:table-column-properties fo:break-before="auto" style:column-width="1.616cm"/>
    </style:style>
    <style:style style:name="co13" style:family="table-column">
      <style:table-column-properties fo:break-before="auto" style:column-width="4.373cm"/>
    </style:style>
    <style:style style:name="co14" style:family="table-column">
      <style:table-column-properties fo:break-before="auto" style:column-width="2.859cm"/>
    </style:style>
    <style:style style:name="co15" style:family="table-column">
      <style:table-column-properties fo:break-before="auto" style:column-width="3.4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-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Vmax</text:p>
          </table:table-cell>
          <table:table-cell table:formula="of:=[.F12]-20" office:value-type="float" office:value="430" calcext:value-type="float">
            <text:p>430</text:p>
          </table:table-cell>
          <table:table-cell/>
          <table:table-cell office:value-type="string" calcext:value-type="string">
            <text:p>N1</text:p>
          </table:table-cell>
          <table:table-cell table:formula="of:=ROUND([.G2]/[.D2];1)" office:value-type="float" office:value="11.7" calcext:value-type="float">
            <text:p>11,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table:formula="of:=[.D1]/3/[.B6]*100/[.F7]" office:value-type="float" office:value="42.6587301587302" calcext:value-type="float">
            <text:p>42,6587301587302</text:p>
          </table:table-cell>
          <table:table-cell/>
          <table:table-cell office:value-type="string" calcext:value-type="string">
            <text:p>N2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total</text:p>
          </table:table-cell>
          <table:table-cell table:formula="of:=[.D2]*3" office:value-type="float" office:value="127.97619047619" calcext:value-type="float">
            <text:p>127,976190476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bat</text:p>
          </table:table-cell>
          <table:table-cell office:value-type="string" calcext:value-type="string">
            <text:p>V_uv1</text:p>
          </table:table-cell>
          <table:table-cell office:value-type="string" calcext:value-type="string">
            <text:p>VPP_uv1</text:p>
          </table:table-cell>
          <table:table-cell office:value-type="string" calcext:value-type="string">
            <text:p>V_uv</text:p>
          </table:table-cell>
          <table:table-cell table:number-columns-repeated="3"/>
          <table:table-cell office:value-type="string" calcext:value-type="string">
            <text:p>I, 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in</text:p>
          </table:table-cell>
          <table:table-cell office:value-type="float" office:value="3.6" calcext:value-type="float">
            <text:p>3,6</text:p>
          </table:table-cell>
          <table:table-cell table:formula="of:=ROUND([.D2]*[.B5];0)" office:value-type="float" office:value="154" calcext:value-type="float">
            <text:p>154</text:p>
          </table:table-cell>
          <table:table-cell table:style-name="ce1" table:formula="of:=[.C5]*2" office:value-type="float" office:value="308" calcext:value-type="float">
            <text:p>308</text:p>
          </table:table-cell>
          <table:table-cell table:style-name="ce5" table:formula="of:=[.C5]*3" office:value-type="float" office:value="462" calcext:value-type="float">
            <text:p>462</text:p>
          </table:table-cell>
          <table:table-cell/>
          <table:table-cell office:value-type="string" calcext:value-type="string">
            <text:p>ATMEGA328, idle</text:p>
          </table:table-cell>
          <table:table-cell/>
          <table:table-cell office:value-type="float" office:value="3.6" calcext:value-type="float">
            <text:p>3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bat-max</text:p>
          </table:table-cell>
          <table:table-cell office:value-type="float" office:value="4.2" calcext:value-type="float">
            <text:p>4,2</text:p>
          </table:table-cell>
          <table:table-cell table:formula="of:=ROUND([.D2]*[.B6];0)" office:value-type="float" office:value="179" calcext:value-type="float">
            <text:p>179</text:p>
          </table:table-cell>
          <table:table-cell table:style-name="ce1" table:formula="of:=[.C6]*2" office:value-type="float" office:value="358" calcext:value-type="float">
            <text:p>358</text:p>
          </table:table-cell>
          <table:table-cell table:style-name="ce5" table:formula="of:=[.C6]*3" office:value-type="float" office:value="537" calcext:value-type="float">
            <text:p>537</text:p>
          </table:table-cell>
          <table:table-cell/>
          <table:table-cell office:value-type="string" calcext:value-type="string">
            <text:p>ATMEGA328, extstb</text:p>
          </table:table-cell>
          <table:table-cell/>
          <table:table-cell table:formula="of:=0.5*1.2" office:value-type="float" office:value="0.6" calcext:value-type="float">
            <text:p>0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, current, mA/hour</text:p>
          </table:table-cell>
          <table:table-cell table:style-name="ce1" office:value-type="float" office:value="5000" calcext:value-type="float">
            <text:p>5000</text:p>
          </table:table-cell>
          <table:table-cell office:value-type="string" calcext:value-type="string">
            <text:p>BAT, remain, %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BAT2UVef, %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pan text:style-name="T1">SBT11A::</text:span>Iimp</text:p>
          </table:table-cell>
          <table:table-cell table:formula="of:=11/1000000" office:value-type="float" office:value="0.000011" calcext:value-type="float">
            <text:p>0,000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BT11A::imp*mkR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1">SBT11A::</text:span>Timp</text:p>
          </table:table-cell>
          <table:table-cell table:style-name="ce2" table:formula="of:=90/1000000" office:value-type="float" office:value="0.00009" calcext:value-type="float">
            <text:p>0,00009</text:p>
          </table:table-cell>
          <table:table-cell table:style-name="ce1" office:value-type="string" calcext:value-type="string">
            <text:p>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BT11A::Vuv</text:p>
          </table:table-cell>
          <table:table-cell office:value-type="string" calcext:value-type="string">
            <text:p>min: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max:</text:p>
          </table:table-cell>
          <table:table-cell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Vuv, mA</text:p>
          </table:table-cell>
          <table:table-cell office:value-type="string" calcext:value-type="string">
            <text:p>Vbat, mA</text:p>
          </table:table-cell>
        </table:table-row>
        <table:table-row table:style-name="ro1">
          <table:table-cell office:value-type="string" calcext:value-type="string">
            <text:p>Rmin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4]/60/60" office:value-type="float" office:value="0.277777777777778" calcext:value-type="float">
            <text:p>0,277777777777778</text:p>
          </table:table-cell>
          <table:table-cell/>
          <table:table-cell office:value-type="string" calcext:value-type="string">
            <text:p>Isec</text:p>
          </table:table-cell>
          <table:table-cell table:formula="of:=[.E14]*[.B11]*[.B9]" office:value-type="float" office:value="0.000000000275" calcext:value-type="float">
            <text:p>2,75E-10</text:p>
          </table:table-cell>
          <table:table-cell/>
          <table:table-cell office:value-type="string" calcext:value-type="string">
            <text:p>Ihr</text:p>
          </table:table-cell>
          <table:table-cell table:formula="of:=[.H14]*60*60*1000" office:value-type="float" office:value="0.00099" calcext:value-type="float">
            <text:p>0,00099</text:p>
          </table:table-cell>
          <table:table-cell table:formula="of:=[.K14]*[.D1]/[.B6]" office:value-type="float" office:value="0.101357142857143" calcext:value-type="float">
            <text:p>0,101357142857143</text:p>
          </table:table-cell>
        </table:table-row>
        <table:table-row table:style-name="ro1">
          <table:table-cell office:value-type="string" calcext:value-type="string">
            <text:p>Rmax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MP/sec</text:p>
          </table:table-cell>
          <table:table-cell table:formula="of:=[.B10]*[.B15]/60/60" office:value-type="float" office:value="1.38888888888889" calcext:value-type="float">
            <text:p>1,38888888888889</text:p>
          </table:table-cell>
          <table:table-cell/>
          <table:table-cell office:value-type="string" calcext:value-type="string">
            <text:p>Isec</text:p>
          </table:table-cell>
          <table:table-cell table:formula="of:=[.E15]*[.B11]*[.B9]" office:value-type="float" office:value="0.000000001375" calcext:value-type="float">
            <text:p>0,000000001375</text:p>
          </table:table-cell>
          <table:table-cell/>
          <table:table-cell office:value-type="string" calcext:value-type="string">
            <text:p>Ihr</text:p>
          </table:table-cell>
          <table:table-cell table:formula="of:=[.H15]*60*60*1000" office:value-type="float" office:value="0.00495" calcext:value-type="float">
            <text:p>0,00495</text:p>
          </table:table-cell>
          <table:table-cell table:formula="of:=[.K15]*[.D1]/[.B6]" office:value-type="float" office:value="0.506785714285714" calcext:value-type="float">
            <text:p>0,50678571428571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uv, mkF</text:p>
          </table:table-cell>
          <table:table-cell office:value-type="float" office:value="0.1" calcext:value-type="float">
            <text:p>0,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ime, sec, Rmin</text:p>
          </table:table-cell>
          <table:table-cell table:style-name="ce1" office:value-type="string" calcext:value-type="string">
            <text:p>time, mn, Rmin</text:p>
          </table:table-cell>
          <table:table-cell table:style-name="ce1" office:value-type="string" calcext:value-type="string">
            <text:p>IMP, Rmin</text:p>
          </table:table-cell>
          <table:table-cell table:number-columns-repeated="3"/>
          <table:table-cell table:style-name="ce1" office:value-type="string" calcext:value-type="string">
            <text:p>time, sec, Rmax</text:p>
          </table:table-cell>
          <table:table-cell table:style-name="ce1" office:value-type="string" calcext:value-type="string">
            <text:p>time, mn, Rmax</text:p>
          </table:table-cell>
          <table:table-cell table:style-name="ce1" office:value-type="string" calcext:value-type="string">
            <text:p>IMP, R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AX</text:p>
          </table:table-cell>
          <table:table-cell table:style-name="ce1" table:formula="of:=ROUND(([.E6]-[.C12])*[.B18]/1000000/[.H14];0)" office:value-type="float" office:value="68000" calcext:value-type="float">
            <text:p>68000</text:p>
          </table:table-cell>
          <table:table-cell table:style-name="ce1" table:formula="of:=ROUND([.B20]/60;0)" office:value-type="float" office:value="1133" calcext:value-type="float">
            <text:p>1133</text:p>
          </table:table-cell>
          <table:table-cell table:style-name="ce1" table:formula="of:=ROUND([.B20]*[.E14];0)" office:value-type="float" office:value="18889" calcext:value-type="float">
            <text:p>18889</text:p>
          </table:table-cell>
          <table:table-cell table:number-columns-repeated="3"/>
          <table:table-cell table:style-name="ce1" table:formula="of:=ROUND(([.E6]-[.C12])*[.B18]/1000000/[.H15];0)" office:value-type="float" office:value="13600" calcext:value-type="float">
            <text:p>13600</text:p>
          </table:table-cell>
          <table:table-cell table:style-name="ce1" table:formula="of:=ROUND([.H20]/60;0)" office:value-type="float" office:value="227" calcext:value-type="float">
            <text:p>227</text:p>
          </table:table-cell>
          <table:table-cell table:style-name="ce1" table:formula="of:=ROUND([.H20]*[.E15];0)" office:value-type="float" office:value="18889" calcext:value-type="float">
            <text:p>1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_vuv; MIN</text:p>
          </table:table-cell>
          <table:table-cell table:style-name="ce1" table:formula="of:=ROUND(([.E5]-[.C12]-10)*[.B18]/1000000/[.H14];0)" office:value-type="float" office:value="37091" calcext:value-type="float">
            <text:p>37091</text:p>
          </table:table-cell>
          <table:table-cell table:style-name="ce1" table:formula="of:=ROUND([.B21]/60;0)" office:value-type="float" office:value="618" calcext:value-type="float">
            <text:p>618</text:p>
          </table:table-cell>
          <table:table-cell table:style-name="ce1" table:formula="of:=ROUND([.B21]*[.E14];0)" office:value-type="float" office:value="10303" calcext:value-type="float">
            <text:p>10303</text:p>
          </table:table-cell>
          <table:table-cell table:number-columns-repeated="3"/>
          <table:table-cell table:style-name="ce1" table:formula="of:=ROUND(([.E5]-[.C12]-10)*[.B18]/1000000/[.H15];0)" office:value-type="float" office:value="7418" calcext:value-type="float">
            <text:p>7418</text:p>
          </table:table-cell>
          <table:table-cell table:style-name="ce1" table:formula="of:=ROUND([.H21]/60;0)" office:value-type="float" office:value="124" calcext:value-type="float">
            <text:p>124</text:p>
          </table:table-cell>
          <table:table-cell table:style-name="ce1" table:formula="of:=ROUND([.H21]*[.E15];0)" office:value-type="float" office:value="10303" calcext:value-type="float">
            <text:p>1030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min, days</text:p>
          </table:table-cell>
          <table:table-cell office:value-type="string" calcext:value-type="string">
            <text:p>Rmax, days</text:p>
          </table:table-cell>
          <table:table-cell/>
          <table:table-cell office:value-type="string" calcext:value-type="string">
            <text:p>Rmin, UV, %</text:p>
          </table:table-cell>
          <table:table-cell office:value-type="string" calcext:value-type="string">
            <text:p>Rmax, UV, 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idle]</text:p>
          </table:table-cell>
          <table:table-cell table:formula="of:=ROUND([.B7]*(100-[.D7])/100/([.L14]*100/[.F7]+[.I5])/24;0)" office:value-type="float" office:value="50" calcext:value-type="float">
            <text:p>50</text:p>
          </table:table-cell>
          <table:table-cell table:formula="of:=ROUND([.B7]*(100-[.D7])/100/([.L15]*100/[.F7]+[.I5])/24;0)" office:value-type="float" office:value="44" calcext:value-type="float">
            <text:p>44</text:p>
          </table:table-cell>
          <table:table-cell/>
          <table:table-cell table:formula="of:=ROUND(100*[.L14]*100/[.F7]/([.L14]*100/[.F7]+[.I5]);2)" office:value-type="float" office:value="3.4" calcext:value-type="float">
            <text:p>3,4</text:p>
          </table:table-cell>
          <table:table-cell table:formula="of:=ROUND(100*[.L15]*100/[.F7]/([.L15]*100/[.F7]+[.I5]);2)" office:value-type="float" office:value="14.96" calcext:value-type="float">
            <text:p>14,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extstb]</text:p>
          </table:table-cell>
          <table:table-cell table:style-name="ce1" table:formula="of:=ROUND([.B7]*(100-[.D7])/100/([.L14]*100/[.F7]+[.I6])/24;0)" office:value-type="float" office:value="258" calcext:value-type="float">
            <text:p>258</text:p>
          </table:table-cell>
          <table:table-cell table:formula="of:=ROUND([.B7]*(100-[.D7])/100/([.L15]*100/[.F7]+[.I6])/24;0)" office:value-type="float" office:value="152" calcext:value-type="float">
            <text:p>152</text:p>
          </table:table-cell>
          <table:table-cell/>
          <table:table-cell table:formula="of:=ROUND(100*[.L14]*100/[.F7]/([.L14]*100/[.F7]+[.I6]);2)" office:value-type="float" office:value="17.43" calcext:value-type="float">
            <text:p>17,43</text:p>
          </table:table-cell>
          <table:table-cell table:formula="of:=ROUND(100*[.L15]*100/[.F7]/([.L15]*100/[.F7]+[.I6]);2)" office:value-type="float" office:value="51.36" calcext:value-type="float">
            <text:p>51,36</text:p>
          </table:table-cell>
          <table:table-cell table:number-columns-repeated="6"/>
        </table:table-row>
      </table:table>
      <table:table table:name="calc-2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Icontinius, A</text:p>
          </table:table-cell>
          <table:table-cell office:value-type="float" office:value="0.011" calcext:value-type="float">
            <text:p>0,0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nit, se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_init, A*sec</text:p>
          </table:table-cell>
          <table:table-cell table:formula="of:=[.C3]*[.C5]/60" office:value-type="float" office:value="0.00183333333333333" calcext:value-type="float">
            <text:p>0,00183333333333333</text:p>
          </table:table-cell>
          <table:table-cell/>
          <table:table-cell office:value-type="string" calcext:value-type="string">
            <text:p>I_init, A*hour</text:p>
          </table:table-cell>
          <table:table-cell table:formula="of:=[.F5]/60/60" office:value-type="float" office:value="0.00000050925925925926" calcext:value-type="float">
            <text:p>5,09259259259259E-07</text:p>
          </table:table-cell>
        </table:table-row>
        <table:table-row table:style-name="ro1">
          <table:table-cell/>
          <table:table-cell office:value-type="string" calcext:value-type="string">
            <text:p>Trefill, sec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fill after, imp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min, imp/sec</text:p>
          </table:table-cell>
          <table:table-cell table:formula="of:=['calc-1'.E14]" office:value-type="float" office:value="0.277777777777778" calcext:value-type="float">
            <text:p>0,277777777777778</text:p>
          </table:table-cell>
          <table:table-cell/>
          <table:table-cell office:value-type="string" calcext:value-type="string">
            <text:p>T_to_refill, sec</text:p>
          </table:table-cell>
          <table:table-cell table:formula="of:=[.C7]/[.C10]" office:value-type="float" office:value="180" calcext:value-type="float">
            <text:p>180</text:p>
          </table:table-cell>
          <table:table-cell/>
          <table:table-cell office:value-type="string" calcext:value-type="string">
            <text:p>T_refill, sec/hour</text:p>
          </table:table-cell>
          <table:table-cell table:formula="of:=60*60/[.F10]*[.C6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max, imp/sec</text:p>
          </table:table-cell>
          <table:table-cell table:formula="of:=['calc-1'.E15]" office:value-type="float" office:value="1.38888888888889" calcext:value-type="float">
            <text:p>1,38888888888889</text:p>
          </table:table-cell>
          <table:table-cell/>
          <table:table-cell office:value-type="string" calcext:value-type="string">
            <text:p>T_to_refill, sec</text:p>
          </table:table-cell>
          <table:table-cell table:formula="of:=[.C7]/[.C11]" office:value-type="float" office:value="36" calcext:value-type="float">
            <text:p>36</text:p>
          </table:table-cell>
          <table:table-cell/>
          <table:table-cell office:value-type="string" calcext:value-type="string">
            <text:p>T_refill, sec/hour</text:p>
          </table:table-cell>
          <table:table-cell table:formula="of:=60*60/[.F11]*[.C6]" office:value-type="float" office:value="100" calcext:value-type="float">
            <text:p>100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0]/60/60*[.C3]" office:value-type="float" office:value="0.0000611111111111111" calcext:value-type="float">
            <text:p>6,11111111111111E-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min, A</text:p>
          </table:table-cell>
          <table:table-cell table:style-name="ce1" table:formula="of:=[.I11]/60/60*[.C3]" office:value-type="float" office:value="0.000305555555555556" calcext:value-type="float">
            <text:p>0,000305555555555556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AT, current, mA*hour</text:p>
          </table:table-cell>
          <table:table-cell table:style-name="ce1" table:formula="of:=['calc-1'.B7]" office:value-type="float" office:value="5000" calcext:value-type="float">
            <text:p>5000</text:p>
          </table:table-cell>
          <table:table-cell office:value-type="string" calcext:value-type="string">
            <text:p>BAT, remain, %</text:p>
          </table:table-cell>
          <table:table-cell table:style-name="ce1" table:formula="of:=['calc-1'.D7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TMEGA328, idle</text:p>
          </table:table-cell>
          <table:table-cell table:formula="of:=['calc-1'.I5]" office:value-type="float" office:value="3.6" calcext:value-type="float">
            <text:p>3,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TMEGA328, extstb</text:p>
          </table:table-cell>
          <table:table-cell table:formula="of:=['calc-1'.I6]" office:value-type="float" office:value="0.6" calcext:value-type="float">
            <text:p>0,6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idle</text:p>
          </table:table-cell>
          <table:table-cell table:formula="of:=ROUND(([.C19]/1000*(100-[.E19])/100 - [.I5])/([.C15] + [.C20]/1000);0)" office:value-type="float" office:value="1229" calcext:value-type="float">
            <text:p>1229</text:p>
          </table:table-cell>
          <table:table-cell table:formula="of:=ROUND([.C24]/60; 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idle</text:p>
          </table:table-cell>
          <table:table-cell table:formula="of:=ROUND(([.C19]/1000*(100-[.E19])/100 - [.I5])/([.C16] + [.C20]/1000);0)" office:value-type="float" office:value="1152" calcext:value-type="float">
            <text:p>1152</text:p>
          </table:table-cell>
          <table:table-cell table:formula="of:=ROUND([.C25]/60; 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in, extstb</text:p>
          </table:table-cell>
          <table:table-cell table:formula="of:=ROUND(([.C19]/1000*(100-[.E19])/100 - [.I5])/([.C15] + [.C21]/1000);0)" office:value-type="float" office:value="6807" calcext:value-type="float">
            <text:p>6807</text:p>
          </table:table-cell>
          <table:table-cell table:style-name="ce1" table:formula="of:=ROUND([.C26]/60; 0)"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, Rmax, extstb</text:p>
          </table:table-cell>
          <table:table-cell table:formula="of:=ROUND(([.C19]/1000*(100-[.E19])/100 - [.I5])/([.C16] + [.C21]/1000);0)" office:value-type="float" office:value="4969" calcext:value-type="float">
            <text:p>4969</text:p>
          </table:table-cell>
          <table:table-cell table:formula="of:=ROUND([.C27]/60; 0)" office:value-type="float" office:value="83" calcext:value-type="float">
            <text:p>8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5:27:19.868262040</meta:creation-date>
    <dc:date>2022-12-07T11:26:54.412863634</dc:date>
    <meta:editing-duration>PT1H53M22S</meta:editing-duration>
    <meta:editing-cycles>11</meta:editing-cycles>
    <meta:generator>LibreOffice/7.3.7.2$Linux_X86_64 LibreOffice_project/30$Build-2</meta:generator>
    <meta:document-statistic meta:table-count="2" meta:cell-count="155" meta:object-count="0"/>
  </office:meta>
</office:document-meta>
</file>